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22"/>
    <style:style style:name="ce2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table:number-columns-repeated="3"/>
          <table:table-cell office:value-type="string" calcext:value-type="string">
            <text:p>te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1-25</text:p>
          </table:table-cell>
          <table:table-cell table:formula="of:=[.G2]+[.J2]" office:value-type="time" office:time-value="PT04H00M00S" calcext:value-type="time">
            <text:p>240</text:p>
          </table:table-cell>
          <table:table-cell office:value-type="string" calcext:value-type="string">
            <text:p>install visual studio, c++, and google test</text:p>
          </table:table-cell>
          <table:table-cell table:number-columns-repeated="3"/>
          <table:table-cell table:formula="of:=[.I2]-[.H2]" office:value-type="time" office:time-value="PT04H00M00S" calcext:value-type="time">
            <text:p>24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1</text:p>
          </table:table-cell>
          <table:table-cell table:formula="of:=[.G3]+[.J3]" office:value-type="time" office:time-value="PT04H00M00S" calcext:value-type="time">
            <text:p>240</text:p>
          </table:table-cell>
          <table:table-cell office:value-type="string" calcext:value-type="string">
            <text:p>textbook</text:p>
          </table:table-cell>
          <table:table-cell table:number-columns-repeated="3"/>
          <table:table-cell table:formula="of:=[.I3]-[.H3]" office:value-type="time" office:time-value="PT04H00M00S" calcext:value-type="time">
            <text:p>2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2</text:p>
          </table:table-cell>
          <table:table-cell table:formula="of:=[.G4]+[.J4]" office:value-type="time" office:time-value="PT07H00M00S" calcext:value-type="time">
            <text:p>420</text:p>
          </table:table-cell>
          <table:table-cell office:value-type="string" calcext:value-type="string">
            <text:p>trying to get git to work under windows, and then some simple tests with google test</text:p>
          </table:table-cell>
          <table:table-cell table:number-columns-repeated="3"/>
          <table:table-cell table:formula="of:=[.I4]-[.H4]" office:value-type="time" office:time-value="PT07H00M00S" calcext:value-type="time">
            <text:p>42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3</text:p>
          </table:table-cell>
          <table:table-cell table:formula="of:=[.G5]+[.J5]" office:value-type="time" office:time-value="PT09H00M00S" calcext:value-type="time">
            <text:p>540</text:p>
          </table:table-cell>
          <table:table-cell office:value-type="string" calcext:value-type="string">
            <text:p>writing the paper</text:p>
          </table:table-cell>
          <table:table-cell table:number-columns-repeated="3"/>
          <table:table-cell table:formula="of:=[.I5]-[.H5]" office:value-type="time" office:time-value="PT09H00M00S" calcext:value-type="time">
            <text:p>5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4</text:p>
          </table:table-cell>
          <table:table-cell table:formula="of:=[.G6]+[.J6]" office:value-type="time" office:time-value="PT03H00M00S" calcext:value-type="time">
            <text:p>180</text:p>
          </table:table-cell>
          <table:table-cell office:value-type="string" calcext:value-type="string">
            <text:p>writing the paper</text:p>
          </table:table-cell>
          <table:table-cell table:number-columns-repeated="3"/>
          <table:table-cell table:formula="of:=[.I6]-[.H6]" office:value-type="time" office:time-value="PT03H00M00S" calcext:value-type="time">
            <text:p>18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5</text:p>
          </table:table-cell>
          <table:table-cell table:formula="of:=[.G7]+[.J7]" office:value-type="time" office:time-value="PT03H30M00S" calcext:value-type="time">
            <text:p>210</text:p>
          </table:table-cell>
          <table:table-cell office:value-type="string" calcext:value-type="string">
            <text:p>finishing the paper</text:p>
          </table:table-cell>
          <table:table-cell table:number-columns-repeated="3"/>
          <table:table-cell table:formula="of:=[.I7]-[.H7]" office:value-type="time" office:time-value="PT03H30M00S" calcext:value-type="time">
            <text:p>210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8]+[.J8]" office:value-type="time" office:time-value="PT00H00M00S" calcext:value-type="time">
            <text:p>0</text:p>
          </table:table-cell>
          <table:table-cell table:number-columns-repeated="4"/>
          <table:table-cell table:formula="of:=[.I8]-[.H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2</text:p>
          </table:table-cell>
          <table:table-cell table:formula="of:=[.G9]+[.J9]" office:value-type="time" office:time-value="PT02H00M00S" calcext:value-type="time">
            <text:p>120</text:p>
          </table:table-cell>
          <table:table-cell office:value-type="string" calcext:value-type="string">
            <text:p>Started some basic code</text:p>
          </table:table-cell>
          <table:table-cell table:number-columns-repeated="3"/>
          <table:table-cell table:formula="of:=[.I9]-[.H9]" office:value-type="time" office:time-value="PT02H00M00S" calcext:value-type="time">
            <text:p>12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9</text:p>
          </table:table-cell>
          <table:table-cell table:formula="of:=[.G10]+[.J10]" office:value-type="time" office:time-value="PT05H00M00S" calcext:value-type="time">
            <text:p>300</text:p>
          </table:table-cell>
          <table:table-cell office:value-type="string" calcext:value-type="string">
            <text:p>Read book</text:p>
          </table:table-cell>
          <table:table-cell table:number-columns-repeated="3"/>
          <table:table-cell table:formula="of:=[.I10]-[.H10]" office:value-type="time" office:time-value="PT05H00M00S" calcext:value-type="time">
            <text:p>30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0</text:p>
          </table:table-cell>
          <table:table-cell table:formula="of:=[.G11]+[.J11]" office:value-type="time" office:time-value="PT05H00M00S" calcext:value-type="time">
            <text:p>300</text:p>
          </table:table-cell>
          <table:table-cell office:value-type="string" calcext:value-type="string">
            <text:p>Read book and fix Visual Studio</text:p>
          </table:table-cell>
          <table:table-cell table:number-columns-repeated="3"/>
          <table:table-cell table:formula="of:=[.I11]-[.H11]" office:value-type="time" office:time-value="PT05H00M00S" calcext:value-type="time">
            <text:p>30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1</text:p>
          </table:table-cell>
          <table:table-cell table:formula="of:=[.G12]+[.J12]" office:value-type="time" office:time-value="PT04H00M00S" calcext:value-type="time">
            <text:p>240</text:p>
          </table:table-cell>
          <table:table-cell office:value-type="string" calcext:value-type="string">
            <text:p>Do some messing around with topics</text:p>
          </table:table-cell>
          <table:table-cell table:number-columns-repeated="3"/>
          <table:table-cell table:formula="of:=[.I12]-[.H12]" office:value-type="time" office:time-value="PT04H00M00S" calcext:value-type="time">
            <text:p>24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2</text:p>
          </table:table-cell>
          <table:table-cell table:formula="of:=[.G13]+[.J13]" office:value-type="time" office:time-value="PT06H00M00S" calcext:value-type="time">
            <text:p>360</text:p>
          </table:table-cell>
          <table:table-cell office:value-type="string" calcext:value-type="string">
            <text:p>Most of the templates</text:p>
          </table:table-cell>
          <table:table-cell table:number-columns-repeated="3"/>
          <table:table-cell table:formula="of:=[.I13]-[.H13]" office:value-type="time" office:time-value="PT06H00M00S" calcext:value-type="time">
            <text:p>36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3</text:p>
          </table:table-cell>
          <table:table-cell table:formula="of:=[.G14]+[.J14]" office:value-type="time" office:time-value="PT08H15M00S" calcext:value-type="time">
            <text:p>495</text:p>
          </table:table-cell>
          <table:table-cell office:value-type="string" calcext:value-type="string">
            <text:p>Finish and polish tests and break github again (VS sucks for version control)</text:p>
          </table:table-cell>
          <table:table-cell table:number-columns-repeated="3"/>
          <table:table-cell table:formula="of:=[.I14]-[.H14]" office:value-type="time" office:time-value="PT09H00M00S" calcext:value-type="time">
            <text:p>540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-PT00H45M00S" calcext:value-type="time">
            <text:p>-45</text:p>
          </table:table-cell>
        </table:table-row>
        <table:table-row table:style-name="ro1">
          <table:table-cell office:value-type="string" calcext:value-type="string">
            <text:p>2-24</text:p>
          </table:table-cell>
          <table:table-cell table:formula="of:=[.G15]+[.J15]" office:value-type="time" office:time-value="PT02H30M00S" calcext:value-type="time">
            <text:p>150</text:p>
          </table:table-cell>
          <table:table-cell office:value-type="string" calcext:value-type="string">
            <text:p>Paper</text:p>
          </table:table-cell>
          <table:table-cell table:number-columns-repeated="3"/>
          <table:table-cell table:formula="of:=[.I15]-[.H15]" office:value-type="time" office:time-value="PT02H30M00S" calcext:value-type="time">
            <text:p>150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5</text:p>
          </table:table-cell>
          <table:table-cell table:formula="of:=[.G16]+[.J16]" office:value-type="time" office:time-value="PT02H30M00S" calcext:value-type="time">
            <text:p>150</text:p>
          </table:table-cell>
          <table:table-cell office:value-type="string" calcext:value-type="string">
            <text:p>paper</text:p>
          </table:table-cell>
          <table:table-cell table:number-columns-repeated="3"/>
          <table:table-cell table:formula="of:=[.I16]-[.H16]" office:value-type="time" office:time-value="PT04H00M00S" calcext:value-type="time">
            <text:p>24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-PT01H30M00S" calcext:value-type="time">
            <text:p>-90</text:p>
          </table:table-cell>
        </table:table-row>
        <table:table-row table:style-name="ro1">
          <table:table-cell/>
          <table:table-cell table:formula="of:=[.G17]+[.J17]" office:value-type="time" office:time-value="PT00H00M00S" calcext:value-type="time">
            <text:p>0</text:p>
          </table:table-cell>
          <table:table-cell table:number-columns-repeated="4"/>
          <table:table-cell table:formula="of:=[.I17]-[.H1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8]+[.J18]" office:value-type="time" office:time-value="PT00H00M00S" calcext:value-type="time">
            <text:p>0</text:p>
          </table:table-cell>
          <table:table-cell table:number-columns-repeated="4"/>
          <table:table-cell table:formula="of:=[.I18]-[.H1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9]+[.J19]" office:value-type="time" office:time-value="PT00H00M00S" calcext:value-type="time">
            <text:p>0</text:p>
          </table:table-cell>
          <table:table-cell table:number-columns-repeated="4"/>
          <table:table-cell table:formula="of:=[.I19]-[.H1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0]+[.J20]" office:value-type="time" office:time-value="PT00H00M00S" calcext:value-type="time">
            <text:p>0</text:p>
          </table:table-cell>
          <table:table-cell table:number-columns-repeated="4"/>
          <table:table-cell table:formula="of:=[.I20]-[.H2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1]+[.J21]" office:value-type="time" office:time-value="PT00H00M00S" calcext:value-type="time">
            <text:p>0</text:p>
          </table:table-cell>
          <table:table-cell table:number-columns-repeated="4"/>
          <table:table-cell table:formula="of:=[.I21]-[.H2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2]+[.J22]" office:value-type="time" office:time-value="PT00H00M00S" calcext:value-type="time">
            <text:p>0</text:p>
          </table:table-cell>
          <table:table-cell table:number-columns-repeated="4"/>
          <table:table-cell table:formula="of:=[.I22]-[.H2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3]+[.J23]" office:value-type="time" office:time-value="PT00H00M00S" calcext:value-type="time">
            <text:p>0</text:p>
          </table:table-cell>
          <table:table-cell table:number-columns-repeated="4"/>
          <table:table-cell table:formula="of:=[.I23]-[.H2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4]+[.J24]" office:value-type="time" office:time-value="PT00H00M00S" calcext:value-type="time">
            <text:p>0</text:p>
          </table:table-cell>
          <table:table-cell table:number-columns-repeated="4"/>
          <table:table-cell table:formula="of:=[.I24]-[.H2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5]+[.J25]" office:value-type="time" office:time-value="PT00H00M00S" calcext:value-type="time">
            <text:p>0</text:p>
          </table:table-cell>
          <table:table-cell table:number-columns-repeated="4"/>
          <table:table-cell table:formula="of:=[.I25]-[.H2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6]+[.J26]" office:value-type="time" office:time-value="PT00H00M00S" calcext:value-type="time">
            <text:p>0</text:p>
          </table:table-cell>
          <table:table-cell table:number-columns-repeated="4"/>
          <table:table-cell table:formula="of:=[.I26]-[.H2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7]+[.J27]" office:value-type="time" office:time-value="PT00H00M00S" calcext:value-type="time">
            <text:p>0</text:p>
          </table:table-cell>
          <table:table-cell table:number-columns-repeated="4"/>
          <table:table-cell table:formula="of:=[.I27]-[.H2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8]+[.J28]" office:value-type="time" office:time-value="PT00H00M00S" calcext:value-type="time">
            <text:p>0</text:p>
          </table:table-cell>
          <table:table-cell table:number-columns-repeated="4"/>
          <table:table-cell table:formula="of:=[.I28]-[.H2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9]+[.J29]" office:value-type="time" office:time-value="PT00H00M00S" calcext:value-type="time">
            <text:p>0</text:p>
          </table:table-cell>
          <table:table-cell table:number-columns-repeated="4"/>
          <table:table-cell table:formula="of:=[.I29]-[.H2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0]+[.J30]" office:value-type="time" office:time-value="PT00H00M00S" calcext:value-type="time">
            <text:p>0</text:p>
          </table:table-cell>
          <table:table-cell table:number-columns-repeated="4"/>
          <table:table-cell table:formula="of:=[.I30]-[.H3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1]+[.J31]" office:value-type="time" office:time-value="PT00H00M00S" calcext:value-type="time">
            <text:p>0</text:p>
          </table:table-cell>
          <table:table-cell table:number-columns-repeated="4"/>
          <table:table-cell table:formula="of:=[.I31]-[.H3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2]+[.J32]" office:value-type="time" office:time-value="PT00H00M00S" calcext:value-type="time">
            <text:p>0</text:p>
          </table:table-cell>
          <table:table-cell table:number-columns-repeated="4"/>
          <table:table-cell table:formula="of:=[.I32]-[.H3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3]+[.J33]" office:value-type="time" office:time-value="PT00H00M00S" calcext:value-type="time">
            <text:p>0</text:p>
          </table:table-cell>
          <table:table-cell table:number-columns-repeated="4"/>
          <table:table-cell table:formula="of:=[.I33]-[.H3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4]+[.J34]" office:value-type="time" office:time-value="PT00H00M00S" calcext:value-type="time">
            <text:p>0</text:p>
          </table:table-cell>
          <table:table-cell table:number-columns-repeated="4"/>
          <table:table-cell table:formula="of:=[.I34]-[.H3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5]+[.J35]" office:value-type="time" office:time-value="PT00H00M00S" calcext:value-type="time">
            <text:p>0</text:p>
          </table:table-cell>
          <table:table-cell table:number-columns-repeated="4"/>
          <table:table-cell table:formula="of:=[.I35]-[.H3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6]+[.J36]" office:value-type="time" office:time-value="PT00H00M00S" calcext:value-type="time">
            <text:p>0</text:p>
          </table:table-cell>
          <table:table-cell table:number-columns-repeated="4"/>
          <table:table-cell table:formula="of:=[.I36]-[.H3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7]+[.J37]" office:value-type="time" office:time-value="PT00H00M00S" calcext:value-type="time">
            <text:p>0</text:p>
          </table:table-cell>
          <table:table-cell table:number-columns-repeated="4"/>
          <table:table-cell table:formula="of:=[.I37]-[.H3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8]+[.J38]" office:value-type="time" office:time-value="PT00H00M00S" calcext:value-type="time">
            <text:p>0</text:p>
          </table:table-cell>
          <table:table-cell table:number-columns-repeated="4"/>
          <table:table-cell table:formula="of:=[.I38]-[.H3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9]+[.J39]" office:value-type="time" office:time-value="PT00H00M00S" calcext:value-type="time">
            <text:p>0</text:p>
          </table:table-cell>
          <table:table-cell table:number-columns-repeated="4"/>
          <table:table-cell table:formula="of:=[.I39]-[.H3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0]+[.J40]" office:value-type="time" office:time-value="PT00H00M00S" calcext:value-type="time">
            <text:p>0</text:p>
          </table:table-cell>
          <table:table-cell table:number-columns-repeated="4"/>
          <table:table-cell table:formula="of:=[.I40]-[.H4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1]+[.J41]" office:value-type="time" office:time-value="PT00H00M00S" calcext:value-type="time">
            <text:p>0</text:p>
          </table:table-cell>
          <table:table-cell table:number-columns-repeated="4"/>
          <table:table-cell table:formula="of:=[.I41]-[.H4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2]+[.J42]" office:value-type="time" office:time-value="PT00H00M00S" calcext:value-type="time">
            <text:p>0</text:p>
          </table:table-cell>
          <table:table-cell table:number-columns-repeated="4"/>
          <table:table-cell table:formula="of:=[.I42]-[.H4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3]+[.J43]" office:value-type="time" office:time-value="PT00H00M00S" calcext:value-type="time">
            <text:p>0</text:p>
          </table:table-cell>
          <table:table-cell table:number-columns-repeated="4"/>
          <table:table-cell table:formula="of:=[.I43]-[.H4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4]+[.J44]" office:value-type="time" office:time-value="PT00H00M00S" calcext:value-type="time">
            <text:p>0</text:p>
          </table:table-cell>
          <table:table-cell table:number-columns-repeated="4"/>
          <table:table-cell table:formula="of:=[.I44]-[.H4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5]+[.J45]" office:value-type="time" office:time-value="PT00H00M00S" calcext:value-type="time">
            <text:p>0</text:p>
          </table:table-cell>
          <table:table-cell table:number-columns-repeated="4"/>
          <table:table-cell table:formula="of:=[.I45]-[.H4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6]+[.J46]" office:value-type="time" office:time-value="PT00H00M00S" calcext:value-type="time">
            <text:p>0</text:p>
          </table:table-cell>
          <table:table-cell table:number-columns-repeated="4"/>
          <table:table-cell table:formula="of:=[.I46]-[.H4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7]+[.J47]" office:value-type="time" office:time-value="PT00H00M00S" calcext:value-type="time">
            <text:p>0</text:p>
          </table:table-cell>
          <table:table-cell table:number-columns-repeated="4"/>
          <table:table-cell table:formula="of:=[.I47]-[.H4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8]+[.J48]" office:value-type="time" office:time-value="PT00H00M00S" calcext:value-type="time">
            <text:p>0</text:p>
          </table:table-cell>
          <table:table-cell table:number-columns-repeated="4"/>
          <table:table-cell table:formula="of:=[.I48]-[.H4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9]+[.J49]" office:value-type="time" office:time-value="PT00H00M00S" calcext:value-type="time">
            <text:p>0</text:p>
          </table:table-cell>
          <table:table-cell table:number-columns-repeated="4"/>
          <table:table-cell table:formula="of:=[.I49]-[.H4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50]+[.J50]" office:value-type="time" office:time-value="PT00H00M00S" calcext:value-type="time">
            <text:p>0</text:p>
          </table:table-cell>
          <table:table-cell table:number-columns-repeated="4"/>
          <table:table-cell table:formula="of:=[.I50]-[.H5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time" office:time-value="PT65H45M00S" calcext:value-type="time">
            <text:p>39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case formatting bro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 Let me know plea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. The total was 3945</text:p>
          </table:table-cell>
          <table:table-cell table:number-columns-repeated="7"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2P0" style:volatile="true" number:truncate-on-overflow="false">
      <number:minutes/>
    </number:time-style>
    <number:text-style style:name="N122">
      <number:text-content/>
      <style:map style:condition="value()&lt;=1.79769313486232E+308" style:apply-style-name="N122P0"/>
    </number:text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14:54:14.707519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23:24.018310414</meta:creation-date>
    <dc:date>2018-02-26T15:12:40.858269665</dc:date>
    <meta:editing-duration>PT40M29S</meta:editing-duration>
    <meta:editing-cycles>8</meta:editing-cycles>
    <meta:generator>LibreOffice/5.4.4.2$Linux_X86_64 LibreOffice_project/40m0$Build-2</meta:generator>
    <meta:document-statistic meta:table-count="1" meta:cell-count="215" meta:object-count="0"/>
  </office:meta>
</office:document-meta>
</file>